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8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0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0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0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0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1" office:value-type="string">
            <text:p>0x13A466C</text:p>
          </table:table-cell>
          <table:table-cell table:style-name="ce30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0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0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0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0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0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0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0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0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0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0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1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8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9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10479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7/09/2016</text:date>, <text:time>06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09T06:18:55.25</dc:date>
    <meta:editing-duration>P7DT19H36M55S</meta:editing-duration>
    <meta:editing-cycles>424</meta:editing-cycles>
    <meta:generator>OpenOffice/4.1.1$Win32 OpenOffice.org_project/411m6$Build-9775</meta:generator>
    <meta:document-statistic meta:table-count="9" meta:cell-count="2561" meta:object-count="0"/>
  </office:meta>
</office:document-meta>
</file>